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9.148cm" fo:min-width="6.358cm"/>
    </style:style>
    <style:style style:name="gr2" style:family="graphic" style:parent-style-name="standard">
      <style:graphic-properties svg:stroke-color="#1c1c1c" draw:fill-color="#b2b2b2" draw:textarea-horizontal-align="justify" draw:textarea-vertical-align="middle" draw:auto-grow-height="false" fo:min-height="1.02cm" fo:min-width="6.358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6.354cm" fo:min-width="6.358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5.592cm" fo:min-width="6.35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7.836cm" fo:min-width="6.358cm"/>
    </style:style>
    <style:style style:name="gr6" style:family="graphic" style:parent-style-name="standard">
      <style:graphic-properties svg:stroke-color="#1c1c1c" draw:fill-color="#b2b2b2" draw:textarea-horizontal-align="justify" draw:textarea-vertical-align="middle" draw:auto-grow-height="false" fo:min-height="0.935cm" fo:min-width="6.358cm"/>
    </style:style>
    <style:style style:name="gr7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9.398cm" svg:x="18.907cm" svg:y="2.778cm">
          <text:p text:style-name="P1"><text:span text:style-name="T1">status : STRING</text:span></text:p>
          <text:p text:style-name="P1"><text:span text:style-name="T1">player1: PLAYER</text:span></text:p>
          <text:p text:style-name="P1"><text:span text:style-name="T1">player2: PLAYER</text:span></text:p>
          <text:p text:style-name="P1"><text:span text:style-name="T1">board: BOARD</text:span></text:p>
          <text:p text:style-name="P1"><text:span text:style-name="T1">valid_play: BOOLEAN</text:span></text:p>
          <text:p text:style-name="P1"><text:span text:style-name="T1">game_mode: BOOLEAN</text:span></text:p>
          <text:p text:style-name="P1"><text:span text:style-name="T1">turn: INTEGER_32</text:span></text:p>
          <text:p text:style-name="P1"><text:span text:style-name="T1">undo: SAVE_POINT</text:span></text:p>
          <text:p text:style-name="P1"><text:span text:style-name="T1">redo: SAVE_POINT</text:span></text:p>
          <text:p text:style-name="P1"><text:span text:style-name="T1"/></text:p>
          <text:p text:style-name="P1"><text:span text:style-name="T1">new_game(name1: STRING; </text:span><text:span text:style-name="T1"><text:line-break/></text:span><text:span text:style-name="T1"><text:tab/></text:span><text:span text:style-name="T1">name2: STRING)</text:span></text:p>
          <text:p text:style-name="P1"><text:span text:style-name="T1"/></text:p>
          <text:p text:style-name="P1"><text:span text:style-name="T1">play(name: STRING; </text:span><text:span text:style-name="T1"><text:line-break/></text:span><text:span text:style-name="T1"><text:tab/></text:span><text:span text:style-name="T1">position: INTEGER_32)</text:span></text:p>
          <text:p text:style-name="P1"><text:span text:style-name="T1"/></text:p>
          <text:p text:style-name="P1"><text:span text:style-name="T1">play_again</text:span></text:p>
          <text:p text:style-name="P1"><text:span text:style-name="T1"/></text:p>
          <text:p text:style-name="P1"><text:span text:style-name="T1">do_redo</text:span></text:p>
          <text:p text:style-name="P1"><text:span text:style-name="T1"><text:tab/></text:span><text:span text:style-name="T2">local</text:span><text:span text:style-name="T3"> var: STRING</text:span></text:p>
          <text:p text:style-name="P1"><text:span text:style-name="T3"/></text:p>
          <text:p text:style-name="P1"><text:span text:style-name="T3">do_undo</text:span></text:p>
          <text:p text:style-name="P1"><text:span text:style-name="T3"><text:tab/></text:span><text:span text:style-name="T2">local</text:span><text:span text:style-name="T3"> var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1.27cm" svg:x="18.907cm" svg:y="1.508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58cm" svg:height="6.604cm" svg:x="1.381cm" svg:y="2.778cm">
          <text:p text:style-name="P1"><text:span text:style-name="T1">board : ARRAY[CHARACTER]</text:span></text:p>
          <text:p text:style-name="P1"><text:span text:style-name="T1"/></text:p>
          <text:p text:style-name="P1"><text:span text:style-name="T2">create </text:span><text:span text:style-name="T1">make</text:span></text:p>
          <text:p text:style-name="P1"><text:span text:style-name="T1">move (mark: CHARACTER; </text:span><text:span text:style-name="T1"><text:line-break/></text:span><text:span text:style-name="T1"><text:tab/></text:span><text:span text:style-name="T1">position: INTEGER_32)</text:span></text:p>
          <text:p text:style-name="P1"><text:span text:style-name="T1"><text:tab/></text:span><text:span text:style-name="T2">require</text:span></text:p>
          <text:p text:style-name="P1"><text:span text:style-name="T1"><text:tab/></text:span><text:span text:style-name="T1">position &gt; 0 and position &lt; 10</text:span></text:p>
          <text:p text:style-name="P1"><text:span text:style-name="T1"><text:tab/></text:span><text:span text:style-name="T1">mark ~ 'X' or mark ~ 'O'</text:span></text:p>
          <text:p text:style-name="P1"><text:span text:style-name="T1"/></text:p>
          <text:p text:style-name="P1"><text:span text:style-name="T1">player1_win: BOOLEAN</text:span></text:p>
          <text:p text:style-name="P1"><text:span text:style-name="T1"/></text:p>
          <text:p text:style-name="P1"><text:span text:style-name="T1">player2_win: BOOLEAN</text:span></text:p>
          <text:p text:style-name="P1"><text:span text:style-name="T1">position_taken(position: INTEGER_32): </text:span><text:span text:style-name="T1"><text:line-break/></text:span><text:span text:style-name="T1"><text:tab/></text:span><text:span text:style-name="T1">BOOLEAN</text:span></text:p>
          <text:p text:style-name="P1"><text:span text:style-name="T1"/></text:p>
          <text:p text:style-name="P1"><text:span text:style-name="T1">to_string: STRING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1.27cm" svg:x="1.381cm" svg:y="1.508cm">
          <text:p text:style-name="P3">BOAR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858cm" svg:height="5.842cm" svg:x="1.381cm" svg:y="11.16cm">
          <text:p text:style-name="P1"><text:span text:style-name="T1">score: INTEGER</text:span></text:p>
          <text:p text:style-name="P1"><text:span text:style-name="T1">name: STRING</text:span></text:p>
          <text:p text:style-name="P1"><text:span text:style-name="T1">mark: CHARACTER</text:span></text:p>
          <text:p text:style-name="P1"><text:span text:style-name="T1"/></text:p>
          <text:p text:style-name="P1"><text:span text:style-name="T2">create </text:span><text:span text:style-name="T3">make(s: STRING; </text:span><text:span text:style-name="T3"><text:line-break/></text:span><text:span text:style-name="T3"><text:tab/></text:span><text:span text:style-name="T3">m: CHARACTER)</text:span></text:p>
          <text:p text:style-name="P1"><text:span text:style-name="T1"/></text:p>
          <text:p text:style-name="P1"><text:span text:style-name="T1">increase_score</text:span></text:p>
          <text:p text:style-name="P1"><text:span text:style-name="T1"/></text:p>
          <text:p text:style-name="P1"><text:span text:style-name="T1">to_string: STRING</text:span></text:p>
          <text:p text:style-name="P1"><text:span text:style-name="T1"/></text:p>
          <text:p text:style-name="P1"><text:span text:style-name="T1">get_name: STRING</text:span></text:p>
          <text:p text:style-name="P1"><text:span text:style-name="T1"/></text:p>
          <text:p text:style-name="P1"><text:span text:style-name="T1">get_mark: CHARAC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858cm" svg:height="1.27cm" svg:x="1.381cm" svg:y="9.89cm">
          <text:p text:style-name="P3">PLAY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58cm" svg:height="8.086cm" svg:x="8.62cm" svg:y="12.418cm">
          <text:p text:style-name="P1"><text:span text:style-name="T1">data_save: ARRAYED_LIST[STRING]</text:span></text:p>
          <text:p text:style-name="P1"><text:span text:style-name="T1"/></text:p>
          <text:p text:style-name="P1"><text:span text:style-name="T1">save_string(x: STRING)</text:span></text:p>
          <text:p text:style-name="P1"><text:span text:style-name="T1"><text:tab/></text:span><text:span text:style-name="T2">require</text:span><text:span text:style-name="T1"> not x.is_empty</text:span></text:p>
          <text:p text:style-name="P1"><text:span text:style-name="T1"/></text:p>
          <text:p text:style-name="P1"><text:span text:style-name="T1">save_char(x: CHARACTER)</text:span></text:p>
          <text:p text:style-name="P1"><text:span text:style-name="T1"/></text:p>
          <text:p text:style-name="P1"><text:span text:style-name="T1">save_int(x: INTEGER_32)</text:span></text:p>
          <text:p text:style-name="P1"><text:span text:style-name="T1"/></text:p>
          <text:p text:style-name="P1"><text:span text:style-name="T1">save_boolean(x: BOOLEAN)</text:span></text:p>
          <text:p text:style-name="P1"><text:span text:style-name="T1"/></text:p>
          <text:p text:style-name="P1"><text:span text:style-name="T1">save_double(x: DOUBLE)</text:span></text:p>
          <text:p text:style-name="P1"><text:span text:style-name="T1"/></text:p>
          <text:p text:style-name="P1"><text:span text:style-name="T1">data_reset</text:span></text:p>
          <text:p text:style-name="P1"><text:span text:style-name="T1"/></text:p>
          <text:p text:style-name="P1"><text:span text:style-name="T1">to_string: STRING</text:span></text:p>
          <text:p text:style-name="P1"><text:span text:style-name="T1"/></text:p>
          <text:p text:style-name="P1"><text:span text:style-name="T1">load: STRING</text:span></text:p>
          <text:p text:style-name="P1"><text:span text:style-name="T1"/></text:p>
          <text:p text:style-name="P1"><text:span text:style-name="T1">pop: STRING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858cm" svg:height="1.185cm" svg:x="8.62cm" svg:y="11.233cm">
          <text:p text:style-name="P3">SAVE_POINT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478cm" svg:y1="16.367cm" svg:x2="22.336cm" svg:y2="12.176cm">
          <text:p/>
        </draw:line>
        <draw:line draw:style-name="gr7" draw:text-style-name="P5" draw:layer="layout" svg:x1="8.239cm" svg:y1="10.852cm" svg:x2="18.907cm" svg:y2="10.852cm">
          <text:p/>
        </draw:line>
        <draw:line draw:style-name="gr7" draw:text-style-name="P5" draw:layer="layout" svg:x1="8.239cm" svg:y1="4.556cm" svg:x2="18.907cm" svg:y2="4.556cm">
          <text:p/>
        </draw:line>
        <draw:line draw:style-name="gr7" draw:text-style-name="P5" draw:layer="layout" svg:x1="8.239cm" svg:y1="10.144cm" svg:x2="18.907cm" svg:y2="10.144cm">
          <text:p/>
        </draw:line>
        <draw:frame draw:style-name="gr8" draw:text-style-name="P7" draw:layer="layout" svg:width="3.175cm" svg:height="0.762cm" svg:x="13.954cm" svg:y="4.021cm">
          <draw:text-box>
            <text:p text:style-name="P6"><text:span text:style-name="T1">board</text:span></text:p>
          </draw:text-box>
        </draw:frame>
        <draw:frame draw:style-name="gr8" draw:text-style-name="P7" draw:layer="layout" svg:width="3.175cm" svg:height="0.762cm" svg:x="14.081cm" svg:y="9.509cm">
          <draw:text-box>
            <text:p text:style-name="P6"><text:span text:style-name="T1">player1</text:span></text:p>
          </draw:text-box>
        </draw:frame>
        <draw:frame draw:style-name="gr8" draw:text-style-name="P7" draw:layer="layout" svg:width="3.175cm" svg:height="0.762cm" svg:x="14.082cm" svg:y="10.309cm">
          <draw:text-box>
            <text:p text:style-name="P6"><text:span text:style-name="T1">player2</text:span></text:p>
          </draw:text-box>
        </draw:frame>
        <draw:frame draw:style-name="gr8" draw:text-style-name="P7" draw:layer="layout" svg:width="3.175cm" svg:height="0.762cm" draw:transform="rotate (0.57543505438253) translate (17.939cm 14.271cm)">
          <draw:text-box>
            <text:p text:style-name="P6"><text:span text:style-name="T1">undo</text:span></text:p>
          </draw:text-box>
        </draw:frame>
        <draw:frame draw:style-name="gr8" draw:text-style-name="P7" draw:layer="layout" svg:width="3.175cm" svg:height="0.762cm" draw:transform="rotate (0.578227581185721) translate (18.011cm 15.309cm)">
          <draw:text-box>
            <text:p text:style-name="P6"><text:span text:style-name="T1">redo</text:span></text:p>
          </draw:text-box>
        </draw:frame>
        <draw:line draw:style-name="gr7" draw:text-style-name="P5" draw:layer="layout" svg:x1="15.478cm" svg:y1="17.383cm" svg:x2="24.114cm" svg:y2="12.1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3:05:16.174000000</meta:creation-date>
    <dc:date>2018-03-12T15:35:28.532355258</dc:date>
    <meta:editing-duration>PT34M22S</meta:editing-duration>
    <meta:editing-cycles>3</meta:editing-cycles>
    <meta:generator>LibreOffice/5.0.6.2$Linux_X86_64 LibreOffice_project/00$Build-2</meta:generator>
    <dc:creator>Mehrzad Bazhdanzadeh</dc:creator>
    <meta:document-statistic meta:object-count="18"/>
  </office:meta>
</office:document-meta>
</file>